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0</text:p>
          </table:table-cell>
          <table:table-cell table:style-name="ce32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4"/>
          <table:table-cell table:style-name="ce34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017-07-28</text:date>, <text:time>14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8T14:51:58.38</dc:date>
    <meta:editing-duration>P13DT11H51M16S</meta:editing-duration>
    <meta:editing-cycles>541</meta:editing-cycles>
    <meta:generator>OpenOffice/4.1.1$Win32 OpenOffice.org_project/411m6$Build-9775</meta:generator>
    <meta:document-statistic meta:table-count="12" meta:cell-count="3730" meta:object-count="0"/>
  </office:meta>
</office:document-meta>
</file>